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e7a" officeooo:paragraph-rsid="001dde7a"/>
    </style:style>
    <style:style style:name="P2" style:family="paragraph" style:parent-style-name="Standard">
      <style:text-properties officeooo:rsid="001f61ff" officeooo:paragraph-rsid="001f61ff"/>
    </style:style>
    <style:style style:name="P3" style:family="paragraph" style:parent-style-name="Standard">
      <style:text-properties fo:font-weight="bold" officeooo:rsid="001dde7a" officeooo:paragraph-rsid="001dde7a" style:font-weight-asian="bold" style:font-weight-complex="bold"/>
    </style:style>
    <style:style style:name="P4" style:family="paragraph" style:parent-style-name="Standard">
      <style:text-properties fo:font-weight="bold" officeooo:rsid="00218a08" officeooo:paragraph-rsid="00218a0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</text:p>
      <text:p text:style-name="P1"/>
      <text:p text:style-name="P4">CLASSES / OBJETOS / MÉTODOS</text:p>
      <text:p text:style-name="P1"/>
      <text:p text:style-name="P3">- Métodos</text:p>
      <text:p text:style-name="P1"/>
      <text:p text:style-name="P1">ex1: método main</text:p>
      <text:p text:style-name="P1"><text:tab/>public static void main(String args[]) {}<text:tab/>// sempre deve haver método main desta forma</text:p>
      <text:p text:style-name="P1"/>
      <text:p text:style-name="P1">ex2: método somar</text:p>
      <text:p text:style-name="P1"><text:tab/>public static int somar(int num1, int num2) {</text:p>
      <text:p text:style-name="P1"><text:tab/><text:tab/>return num1 + num2;</text:p>
      <text:p text:style-name="P1"><text:tab/>}</text:p>
      <text:p text:style-name="P1"/>
      <text:p text:style-name="P2">exemplo do exercício:</text:p>
      <text:p text:style-name="P2">int limite;<text:tab/><text:tab/><text:tab/>// lido do user</text:p>
      <text:p text:style-name="P2">int soma = 0;</text:p>
      <text:p text:style-name="P2">int i = 0;</text:p>
      <text:p text:style-name="P2">while(soma &lt;= limite) {</text:p>
      <text:p text:style-name="P2"><text:tab/>i++;</text:p>
      <text:p text:style-name="P2"><text:tab/>soma += i;</text:p>
      <text:p text:style-name="P2">}</text:p>
      <text:p text:style-name="P2">system.out.println(“o número é: %d”, i);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32:51.038353105</meta:creation-date>
    <dc:date>2024-09-18T22:51:04.129250216</dc:date>
    <meta:editing-duration>PT1H15M3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8" meta:word-count="72" meta:character-count="381" meta:non-whitespace-character-count="318"/>
  </office:meta>
</office:document-meta>
</file>